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Work Report ( period 1.3.2016 to 31.3.2016 ) by RRU</text:p>
      <text:list xml:id="list2842724341" text:style-name="L1">
        <text:list-header>
          <text:p text:style-name="P3"/>
        </text:list-header>
      </text:list>
      <text:list xml:id="list1645986059" text:style-name="L2">
        <text:list-item>
          <text:list>
            <text:list-item>
              <text:list>
                <text:list-item>
                  <text:p text:style-name="P5">Working on mcmtest.c program with CPK to check whether we are doing any mistake in sending <text:line-break/> wrong bit for 325 freq band. But after digging inside the code found out that code is not having any kind of error.</text:p>
                  <text:p text:style-name="P6"/>
                </text:list-item>
                <text:list-item>
                  <text:p text:style-name="P7">Getting into TANGO control framework.</text:p>
                  <text:p text:style-name="P7"/>
                </text:list-item>
                <text:list-item>
                  <text:p text:style-name="P4">Working &amp; reading about Tango control framework, Software tools. Attended Indo-SA SKA meeting at 2.30 PM</text:p>
                  <text:p text:style-name="P4"/>
                </text:list-item>
                <text:list-item>
                  <text:p text:style-name="P4">Working on Domain specific language &amp; domain specific modeling.</text:p>
                  <text:p text:style-name="P4"/>
                </text:list-item>
                <text:list-item>
                  <text:p text:style-name="P4">Had Discussion with Dr. Ishwar Chandra related to budget requirement.</text:p>
                  <text:p text:style-name="P4"/>
                </text:list-item>
                <text:list-item>
                  <text:p text:style-name="P4">Gave presentation on Online_v2 to Indo-SA SKA members. </text:p>
                  <text:p text:style-name="P4"/>
                </text:list-item>
                <text:list-item>
                  <text:p text:style-name="P4">Working on TANGO control systems so as to write device servers and going through LMC interface document.</text:p>
                  <text:p text:style-name="P4"/>
                </text:list-item>
                <text:list-item>
                  <text:p text:style-name="P4">Attended GMRT coordination meeting.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01T19:04:57</meta:creation-date>
    <dc:date>2016-03-31T16:46:36</dc:date>
    <dc:creator>teleset </dc:creator>
    <meta:editing-duration>PT20M39S</meta:editing-duration>
    <meta:editing-cycles>17</meta:editing-cycles>
    <meta:generator>LibreOffice/3.4$Linux LibreOffice_project/340m1$Build-602</meta:generator>
    <meta:document-statistic meta:table-count="0" meta:image-count="0" meta:object-count="0" meta:page-count="1" meta:paragraph-count="9" meta:word-count="126" meta:character-count="744" meta:non-whitespace-character-count="630"/>
  </office:meta>
</office:document-meta>
</file>